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4931"/>
    </style:style>
    <style:style style:name="P2" style:family="paragraph" style:parent-style-name="Standard">
      <style:text-properties officeooo:rsid="00085520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ire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PipiCaca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as-char" draw:z-index="0" draw:name="Contrôle 1" draw:style-name="gr1" draw:text-style-name="P3" svg:width="7.171cm" svg:height="1.165cm" draw:control="control1"/></text:p>
      <text:section text:style-name="Sect1" text:name="Section1">
        <text:p text:style-name="P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16:05:37.983000000</meta:creation-date>
    <dc:date>2022-03-05T17:27:49.205000000</dc:date>
    <meta:editing-duration>PT50M5S</meta:editing-duration>
    <meta:editing-cycles>11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